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95H49M38.260051S" calcext:value-type="time">
            <text:p>1295:4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5H24M20.04S" calcext:value-type="time">
            <text:p>05:24</text:p>
          </table:table-cell>
          <table:table-cell table:style-name="ce3"/>
          <table:table-cell office:value-type="string" calcext:value-type="string">
            <text:p>Dialogue appending for reliable menu access, laser pointers! sprite tag update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21H54M15.043S" calcext:value-type="time">
            <text:p>21:5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/00/0000</text:date>, <text:time style:data-style-name="N2" text:time-value="08:07:40.3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2T13:07:21.904000000</dc:date>
    <meta:editing-duration>P57DT8H9M33S</meta:editing-duration>
    <meta:editing-cycles>1512</meta:editing-cycles>
    <meta:generator>LibreOffice/7.2.6.2$Windows_X86_64 LibreOffice_project/b0ec3a565991f7569a5a7f5d24fed7f52653d754</meta:generator>
    <dc:creator>Benjamin Laws</dc:creator>
    <meta:document-statistic meta:table-count="2" meta:cell-count="1845" meta:object-count="0"/>
  </office:meta>
</office:document-meta>
</file>